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RANCISO RUDENCIO AYBAR PEV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GOMEZ, CARLOS RAF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0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BAR PEVE, FRANCISCO RUDECI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18654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3:54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